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ooManyListenersException.TooManyListeners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ooManyListenersException.TooManyListenersException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